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margin-top="0in" fo:margin-bottom="0in" style:contextual-spacing="false" fo:text-align="justify" style:justify-single-word="false"/>
    </style:style>
    <style:style style:name="P3" style:family="paragraph" style:parent-style-name="Normal">
      <style:paragraph-properties fo:margin-left="0.4925in" fo:margin-right="0.0028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4" style:family="paragraph" style:parent-style-name="Subtitle">
      <style:paragraph-properties fo:break-before="page"/>
    </style:style>
    <style:style style:name="P5" style:family="paragraph" style:parent-style-name="List_20_Paragraph" style:list-style-name="L1"/>
    <style:style style:name="P6" style:family="paragraph" style:parent-style-name="List_20_Paragraph" style:list-style-name="L1">
      <style:text-properties officeooo:paragraph-rsid="0006fcf1"/>
    </style:style>
    <style:style style:name="P7" style:family="paragraph" style:parent-style-name="List_20_Paragraph" style:list-style-name="L1">
      <style:paragraph-properties fo:text-align="justify" style:justify-single-word="false"/>
    </style:style>
    <style:style style:name="P8" style:family="paragraph" style:parent-style-name="List_20_Paragraph" style:list-style-name="L1">
      <style:paragraph-properties fo:text-align="justify" style:justify-single-word="false"/>
      <style:text-properties officeooo:rsid="0006fcf1" officeooo:paragraph-rsid="0006fcf1"/>
    </style:style>
    <style:style style:name="P9" style:family="paragraph" style:parent-style-name="List_20_Paragraph" style:list-style-name="L1">
      <style:text-properties officeooo:rsid="0006fcf1" officeooo:paragraph-rsid="0006fcf1"/>
    </style:style>
    <style:style style:name="P10" style:family="paragraph" style:parent-style-name="Normal">
      <style:text-properties officeooo:rsid="0008f0b1" officeooo:paragraph-rsid="0008f0b1"/>
    </style:style>
    <style:style style:name="P11" style:family="paragraph" style:parent-style-name="Title" style:master-page-name="MP0">
      <style:paragraph-properties style:page-number="auto" fo:break-before="page"/>
    </style:style>
    <style:style style:name="T1" style:family="text">
      <style:text-properties fo:font-weight="bold" style:font-weight-asian="bold"/>
    </style:style>
    <style:style style:name="T2" style:family="text">
      <style:text-properties officeooo:rsid="000501dd"/>
    </style:style>
    <style:style style:name="T3" style:family="text">
      <style:text-properties officeooo:rsid="0006fcf1"/>
    </style:style>
    <style:style style:name="T4" style:family="text">
      <style:text-properties officeooo:rsid="0008f0b1"/>
    </style:style>
    <text:list-style style:name="L1">
      <text:list-level-style-bullet text:level="1" text:style-name="WW_5f_CharLFO1LVL1" text:bullet-char="-">
        <style:list-level-properties text:space-before="0.25in" text:min-label-width="0.25in"/>
        <style:text-properties style:font-name="Calibri"/>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ide to the CERN OHL v.1.<text:span text:style-name="T2">2</text:span></text:p>
      <text:p text:style-name="P1">This document contains guidelines on how to apply the CERN OHL v.1.<text:span text:style-name="T3">2</text:span> to a given hardware design, and on the use of hardware designs licensed under the CERN OHL v.1.<text:span text:style-name="T3">2</text:span>. </text:p>
      <text:p text:style-name="Subtitle"/>
      <text:h text:style-name="Heading_20_2" text:outline-level="2">How to apply the CERN OHL v.1.<text:span text:style-name="T4">2</text:span> to a hardware design</text:h>
      <text:p text:style-name="Subtitle">Pre-requisite:</text:p>
      <text:p text:style-name="P1">Authorship/ownership of the design must be clear and undisputed. Only the legal owner of the rights in the hardware design may decide under what conditions to make it available. If ownership is vested in more than one person/entity, there must be an agreement among the owners to release the hardware design as open hardware, and under the CERN OHL in particular.</text:p>
      <text:p text:style-name="Subtitle">The hardware design documentation and files package</text:p>
      <text:p text:style-name="P1">Pack all your hardware design documentation files (schematics, layout...) as well as the documents listed below in an archive file. This will ensure the licensee downloads everything in one go. It is best to archive the files using a format everybody can open. Schematics and layouts should be included in both source form and a format readable by everybody, such as pdf.</text:p>
      <text:p text:style-name="Normal">The following documents must be distributed together with the hardware design documentation:</text:p>
      <text:list xml:id="list7767275824450498281" text:style-name="L1">
        <text:list-item>
          <text:p text:style-name="P5">Document containing the CERN OHL v.1.<text:span text:style-name="T3">2</text:span> (e.g. LICENSE.PDF)</text:p>
        </text:list-item>
        <text:list-item>
          <text:p text:style-name="P5">This Guide</text:p>
        </text:list-item>
        <text:list-item>
          <text:p text:style-name="P5">Text files (plain ASCII file), where information can be added to but not removed from, <text:s/>listing:</text:p>
          <text:list>
            <text:list-item>
              <text:p text:style-name="P5">Contact point wishing to receive information about manufactured Products (see section 4.2) (e.g. PRODUCT.TXT);</text:p>
            </text:list-item>
            <text:list-item>
              <text:p text:style-name="P5">Modifications made by Licensee (see section 3.<text:span text:style-name="T4">4</text:span>.b) (e.g. CHANGES.TXT)</text:p>
            </text:list-item>
          </text:list>
        </text:list-item>
      </text:list>
      <text:p text:style-name="Normal"/>
      <text:p text:style-name="Subtitle"/>
      <text:p text:style-name="P4">What to do with the hardware design documentation</text:p>
      <text:p text:style-name="P2">Include in the hardware design documentation, for instance as a header, the following elements (see section 3.1 CERN OHL v.1.<text:span text:style-name="T3">2</text:span>):</text:p>
      <text:list xml:id="list1148214714" text:continue-numbering="true" text:style-name="L1">
        <text:list-item>
          <text:p text:style-name="P7">a copyright notice reflecting actual ownership;</text:p>
        </text:list-item>
        <text:list-item>
          <text:p text:style-name="P7">a notice that the hardware design documentation is licensed under the CERN OHL v.1.<text:span text:style-name="T3">2</text:span>, possibly with a link to <text:a xlink:type="simple" xlink:href="http://ohwr.org/cernohl" office:target-frame-name="_top" xlink:show="replace">http://ohwr.org/cernohl</text:a> where the licence texts are hosted:</text:p>
          <text:list>
            <text:list-item>
              <text:p text:style-name="P7">“Licensed under CERN OHL v.1.<text:span text:style-name="T3">2 </text:span>or later”</text:p>
            </text:list-item>
            <text:list-item>
              <text:p text:style-name="P7">“Licensed under CERN OHL v.1.<text:span text:style-name="T3">2</text:span>”;</text:p>
            </text:list-item>
          </text:list>
        </text:list-item>
        <text:list-item>
          <text:p text:style-name="P7">a disclaimer of warranties;</text:p>
        </text:list-item>
        <text:list-item>
          <text:p text:style-name="P8">a Documentation Location if you wish to specify one;</text:p>
        </text:list-item>
      </text:list>
      <text:p text:style-name="P1">The following is an example of header if CERN is the Licensor:</text:p>
      <text:p text:style-name="P3">Copyright CERN 201<text:span text:style-name="T3">3</text:span>.</text:p>
      <text:p text:style-name="P3">This documentation describes Open Hardware and is licensed under the CERN OHL v. 1.<text:span text:style-name="T3">2</text:span>.</text:p>
      <text:p text:style-name="P3">You may redistribute and modify this documentation under the terms of the CERN OHL v.1.<text:span text:style-name="T3">2</text:span>. (<text:a xlink:type="simple" xlink:href="http://ohwr.org/cernohl" office:target-frame-name="_top" xlink:show="replace">http://ohwr.org/cernohl</text:a>). This documentation is distributed WITHOUT ANY EXPRESS OR IMPLIED WARRANTY, INCLUDING OF MERCHANTABILITY, SATISFACTORY QUALITY AND FITNESS FOR A PARTICULAR PURPOSE. Please see the CERN OHL v.1.<text:span text:style-name="T3">2</text:span> for applicable conditions</text:p>
      <text:p text:style-name="P10">Include in a part of the Documentation corresponding to a visible part of the Product (e.g. silkscreen or top copper for a Printed Circuit Board):</text:p>
      <text:list xml:id="list805417449" text:continue-numbering="true" text:style-name="L1">
        <text:list-item>
          <text:p text:style-name="P5">the licence notice: “Licensed under CERN OHL v.1.<text:span text:style-name="T3">2</text:span>”</text:p>
          <text:list>
            <text:list-item>
              <text:p text:style-name="P5">Do <text:span text:style-name="Default_20_Paragraph_20_Font"><text:span text:style-name="T1">not</text:span></text:span> include the CERN logo or the copyright notice</text:p>
            </text:list-item>
          </text:list>
        </text:list-item>
        <text:list-item>
          <text:p text:style-name="P9">the Documentation Location if you wish it to appear on the Product, thus enabling all subsequent recipients of the Products to find the Documentation.</text:p>
        </text:list-item>
      </text:list>
      <text:p text:style-name="Subtitle"/>
      <text:h text:style-name="Heading_20_2" text:outline-level="2"><text:soft-page-break/>How to deal with hardware designs licensed under the CERN OHL v.1.<text:span text:style-name="T3">2</text:span></text:h>
      <text:p text:style-name="P1">Generally speaking, you must always comply with any obligations applying to a particular design (detailed in a contract or accompanying licence). If you receive hardware designs licensed under the CERN OHL v.1.<text:span text:style-name="T3">2</text:span>, the obligations are to:</text:p>
      <text:list xml:id="list1534720828" text:continue-numbering="true" text:style-name="L1">
        <text:list-item>
          <text:p text:style-name="P7">Keep intact all the copyright and trademark notices <text:span text:style-name="T3">and Documentation Location notices</text:span> that are on the hardware design documentation;</text:p>
        </text:list-item>
        <text:list-item>
          <text:p text:style-name="P5">Keep intact the references to the CERN OHL v.1.<text:span text:style-name="T3">2</text:span>;</text:p>
        </text:list-item>
        <text:list-item>
          <text:p text:style-name="P6">Keep intact the disclaimer of warranties.</text:p>
        </text:list-item>
      </text:list>
      <text:p text:style-name="Normal">If you modify hardware design that you received from someone else that is licensed under the CERN OHL v.1.<text:span text:style-name="T3">2</text:span>, you must</text:p>
      <text:list xml:id="list176168602" text:continue-numbering="true" text:style-name="L1">
        <text:list-item>
          <text:p text:style-name="P5">Keep intact all the notices referred to above;</text:p>
        </text:list-item>
        <text:list-item>
          <text:p text:style-name="P5">Include notices that you have modified the hardware designs, detailing what modifications where made (e.g. in a CHANGES.TXT file);</text:p>
        </text:list-item>
        <text:list-item>
          <text:p text:style-name="P5">Add the appropriate copyright notice <text:span text:style-name="T3">and Documentation Location </text:span>to the modifications that were made;</text:p>
        </text:list-item>
        <text:list-item>
          <text:p text:style-name="P5">license the modifications under the CERN OHL v.1.<text:span text:style-name="T3">2</text:span> if you distribute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3335in" fo:margin-bottom="0in" style:contextual-spacing="false"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39in" fo:margin-bottom="0in" style:contextual-spacing="false"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fo:hyphenate="false"/>
    </style:style>
    <style:style style:name="Title" style:family="paragraph" style:parent-style-name="Normal" style:next-style-name="Normal" style:class="chapter">
      <style:paragraph-properties fo:margin-top="0in" fo:margin-bottom="0.2083in" style: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size="26pt" fo:letter-spacing="0.0035in" style:letter-kerning="true" style:font-name-asian="Times New Roman" style:font-size-asian="26pt" style:font-name-complex="Times New Roman" style:font-size-complex="26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102in" fo:font-style="italic" style:font-name-asian="Times New Roman" style:font-size-asian="12pt" style:font-style-asian="italic" style:font-name-complex="Times New Roman"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Calibri" style:font-name-asian="Calibri" style:font-name-complex="Calibri"/>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Calibri" style:font-name-asian="Calibri" style:font-name-complex="Calibr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Myriam Ayass</meta:initial-creator>
    <dc:creator>Javier Serrano</dc:creator>
    <meta:creation-date>2011-07-12T15:18:00Z</meta:creation-date>
    <dc:date>2013-09-06T10:00:49</dc:date>
    <meta:print-date>2011-07-12T13:44:00Z</meta:print-date>
    <meta:editing-cycles>7</meta:editing-cycles>
    <meta:editing-duration>PT2M20S</meta:editing-duration>
    <meta:document-statistic meta:table-count="0" meta:image-count="0" meta:object-count="0" meta:page-count="3" meta:paragraph-count="39" meta:word-count="643" meta:character-count="3939" meta:non-whitespace-character-count="3354"/>
    <meta:template xlink:type="simple" xlink:actuate="onRequest" xlink:title="" xlink:href="../../CERN%20OHL%20V1.1/Guide%20to%20the%20CERN%20OHL%20v1-1.odt/Normal"/>
  </office:meta>
</office:document-meta>
</file>